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paragraph-rsid="001e28d6"/>
    </style:style>
    <style:style style:name="T1" style:family="text">
      <style:text-properties officeooo:rsid="0025a0d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Misleading Data Visualizations</text:p>
      <text:p text:style-name="Standard"/>
      <text:p text:style-name="Standard">Medical care expenditures - Nigel Holmes</text:p>
      <text:p text:style-name="Standard"/>
      <text:p text:style-name="Standard">A data visualization of US's medical care expenditures from 1965 to 1979.</text:p>
      <text:p text:style-name="Standard"/>
      <text:p text:style-name="Standard">The visualization seems to have been published in a magazine/newspaper in 1979 &amp; the digital version of the graphic can be found here: </text:p>
      <text:p text:style-name="P1"><text:a xlink:type="simple" xlink:href="https://vizualize.tumblr.com/post/74729317592/medical-care-expenditures-by-nigel-holmes-1979" text:style-name="Internet_20_link" text:visited-style-name="Visited_20_Internet_20_Link">https://vizualize.tumblr.com/post/74729317592/medical-care-expenditures-by-nigel-holmes-1979</text:a></text:p>
      <text:p text:style-name="Standard"/>
      <text:p text:style-name="Standard">Intended audience: General public of United States of America</text:p>
      <text:p text:style-name="Standard">It is a visualization about the expenditures of USA on healthcare so it is highly likely that the intended audience is the public of USA. The nature of the graphic suggests that it was certainly not intended for an academic or scholarly audience so one can make a fair assumption it was made for the general public of USA.</text:p>
      <text:p text:style-name="Standard"/>
      <text:p text:style-name="Text_20_body"><text:span text:style-name="T1">M</text:span>isleading components: Holmes has used the "chart junk" to embellish his graphic but it seems to be distorting the reality of the data. </text:p>
      <text:p text:style-name="Text_20_body"><text:span text:style-name="T1">1</text:span>) It is a bar chart and the bases of the bars are not aligned on a straight horizontal line. This affects getting a realistic insight of the data by comparing the heights of bar tops. (Using graphical embellishments to distort the perception)</text:p>
      <text:p text:style-name="Text_20_body"><text:span text:style-name="T1">2</text:span>) The three bar charts are laid out on three hospital beds for whatever reason (perhaps to overemphasize/dramatize the idea) and they seem to be tilted at different angles and are not paralelly aligned. These tilts makes the baselines (non-existent) of the three bar charts deviate further from one another and makes it cumbersome to make a fair comparison based on bar height. e.g As the degree of tilt increases as we move left to right, it appears as the second &amp; third bar charts have fairly higher rates of increases than what they actually have. (Using graphical embellishments to distort the perception)</text:p>
      <text:p text:style-name="Text_20_body"><text:span text:style-name="T1">3) </text:span>Bends in the bars. As we see here, the medical care expenditure per capita barchart appears to be fairly straight bars (there's some degree of drooping at the bottom) but the chart of total national medical care expenditure has more drooping at the bottom. The medical care expenditure as percentage of total GNP chart has bars that are slouching even more as if they are crumbling under weight. This appears to be purposefuly done to provoke the readers or to dramatize the perception. (Using graphical embellishments to distort the perception)</text:p>
      <text:p text:style-name="Text_20_body"><text:span text:style-name="T1">4</text:span>) Nigel Holmes notes that the expenditures for the year 1979 are estimates and the currency is not adjusted for inflation in miniscule typefaces such that they do not jump into the eyes of a readers unless he/she is really attentive to details. This is similar to advertisements noting Taxes/VAT are not included in the prices or Rules &amp; conditions apply at the bottom in tiny illegible typefaces. This is a cheap tactic that denies the readers' right to information in a subtle way. So, this graphic has a fairly large lie factor.</text:p>
      <text:p text:style-name="Standard"/>
      <text:p text:style-name="Standard">With regards to Alberto Cairo's five criteria of truthful art, this graphic is not truthful, not functional, not insightful, not enlightening at all but is indeed beautiful. It is unclear what was the drive behind this visualization that Nigel Holmes had in 1979 but it is certain that he did this <text:soft-page-break/>intentionally to augment an unfair narrative in his reader's mind for whatever cause that benefited from it.</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en" fo:country="GB"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499cm" style:contextual-spacing="false" fo:line-height="115%"/>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8-02T08:16:10.359000000</dc:date>
    <meta:editing-duration>PT1H10M40S</meta:editing-duration>
    <meta:editing-cycles>7</meta:editing-cycles>
    <meta:generator>LibreOffice/7.2.7.2$Windows_X86_64 LibreOffice_project/8d71d29d553c0f7dcbfa38fbfda25ee34cce99a2</meta:generator>
    <meta:document-statistic meta:table-count="0" meta:image-count="0" meta:object-count="0" meta:page-count="2" meta:paragraph-count="13" meta:word-count="534" meta:character-count="3229" meta:non-whitespace-character-count="2706"/>
  </office:meta>
</office:document-meta>
</file>